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01eaea" style:font-size-asian="18pt" style:font-weight-asian="bold" style:font-size-complex="1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officeooo:paragraph-rsid="0001eaea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8" style:family="paragraph" style:parent-style-name="Standard">
      <style:text-properties officeooo:paragraph-rsid="0001eaea"/>
    </style:style>
    <style:style style:name="P9" style:family="paragraph" style:parent-style-name="Standard">
      <style:paragraph-properties fo:line-height="100%" fo:orphans="0" fo:widows="0"/>
      <style:text-properties officeooo:paragraph-rsid="0001eaea"/>
    </style:style>
    <style:style style:name="P10" style:family="paragraph" style:parent-style-name="Standard">
      <style:paragraph-properties fo:line-height="100%" fo:orphans="0" fo:widows="0"/>
      <style:text-properties officeooo:paragraph-rsid="0003b1c2"/>
    </style:style>
    <style:style style:name="P11" style:family="paragraph" style:parent-style-name="Standard">
      <style:paragraph-properties fo:line-height="100%" fo:orphans="0" fo:widows="0"/>
      <style:text-properties officeooo:paragraph-rsid="00048e6d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13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14" style:family="paragraph" style:parent-style-name="Standard">
      <style:text-properties officeooo:paragraph-rsid="0003b1c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normal" officeooo:rsid="0001e9f2" style:font-weight-asian="normal" style:font-weight-complex="normal"/>
    </style:style>
    <style:style style:name="T7" style:family="text">
      <style:text-properties fo:font-weight="normal" officeooo:rsid="0001eaea" style:font-weight-asian="normal" style:font-weight-complex="normal"/>
    </style:style>
    <style:style style:name="T8" style:family="text">
      <style:text-properties fo:font-weight="normal" officeooo:rsid="0003b1c2" style:font-weight-asian="normal" style:font-weight-complex="normal"/>
    </style:style>
    <style:style style:name="T9" style:family="text">
      <style:text-properties fo:font-weight="normal" officeooo:rsid="00048e6d" style:font-weight-asian="normal" style:font-weight-complex="normal"/>
    </style:style>
    <style:style style:name="T10" style:family="text">
      <style:text-properties officeooo:rsid="0001eaea"/>
    </style:style>
    <style:style style:name="T11" style:family="text">
      <style:text-properties officeooo:rsid="0003b1c2"/>
    </style:style>
    <style:style style:name="T12" style:family="text">
      <style:text-properties officeooo:rsid="00048e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6">Descrição Casos de Uso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C</text:span><text:span text:style-name="T2">DU0</text:span><text:span text:style-name="T1">: </text:span><text:span text:style-name="T6">Acessar o sistema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Ator(es) principal(ais): </text:span><text:span text:style-name="T7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é-condições: </text:span>Ter o aplicativo instalado em um dispositivo móvel ou acesso a página WEB do Sistema</text:p>
          </table:table-cell>
        </table:table-row>
        <table:table-row table:style-name="Table1.1">
          <table:table-cell table:style-name="Table1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cadastrar novo usuário;</text:p>
            <text:p text:style-name="P4"><text:s text:c="25"/><text:span text:style-name="T1">3. </text:span>Fornecer nome completo;</text:p>
            <text:p text:style-name="P4"><text:s text:c="25"/><text:span text:style-name="T1">4. </text:span>Definir senha para acesso (min 8 dígitos);</text:p>
            <text:p text:style-name="P4"><text:s text:c="25"/><text:span text:style-name="T1">5.</text:span> Definir e-mail para cadastro;</text:p>
            <text:p text:style-name="P4"><text:s text:c="25"/><text:span text:style-name="T1">6.</text:span> Fornecer CPF válido;</text:p>
            <text:p text:style-name="P4"><text:s text:c="25"/><text:span text:style-name="T1">7.</text:span> Fornecer Data de Nascimento;</text:p>
            <text:p text:style-name="P4"><text:s text:c="25"/><text:span text:style-name="T1">8. </text:span>Endereço válido;</text:p>
            <text:p text:style-name="P4"><text:s text:c="25"/><text:span text:style-name="T1">9.</text:span> Selecionar sexo;</text:p>
            <text:p text:style-name="P4"><text:s text:c="25"/><text:span text:style-name="T1">10.</text:span> Fornecer número de telefone;</text:p>
            <text:p text:style-name="P4"><text:s text:c="25"/><text:span text:style-name="T1">11. </text:span>Clicar em “Cadastrar” para finalizar o cadastro;</text:p>
            <text:p text:style-name="P4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4a: </text:span>Senha fornecida possui menos de 8 dígitos:</text:p>
            <text:p text:style-name="P4"><text:s text:c="40"/>1- Aparecer mensagem “senha menor que o mínimo requerido”</text:p>
            <text:p text:style-name="P4"><text:s text:c="40"/>2- Usuário fornece senha de 8 dígitos ou mais</text:p>
            <text:p text:style-name="P4"><text:s text:c="31"/><text:span text:style-name="T1">5a: </text:span>E-mail fornecido pelo usuário não é válido:</text:p>
            <text:p text:style-name="P4"><text:s text:c="40"/>1- Não receberá o e-mail de confirmação de cadastro;</text:p>
            <text:p text:style-name="P4"><text:s text:c="40"/>2- Cadastro não será confirmado;</text:p>
            <text:p text:style-name="P4"><text:s text:c="40"/>3- Será necessário o usuário recadastrar utilizando outro e-mail <text:s text:c="25"/>que seja válido;</text:p>
            <text:p text:style-name="P4"><text:s text:c="30"/><text:span text:style-name="T1">6a: </text:span>CPF informado não existe ou não condiz com o nome fornecido</text:p>
            <text:p text:style-name="P4"><text:s text:c="40"/>1- Cadastro não será finalizado;</text:p>
            <text:p text:style-name="P4"><text:s text:c="40"/>2- A mensagem “CPF inválido” aparecerá embaixo do campo CPF;</text:p>
            <text:p text:style-name="P4"><text:s text:c="40"/>3- Usuário fornece um CPF válido e finaliza o cadastr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<text:span text:style-name="T1">C</text:span><text:span text:style-name="T2">DU</text:span><text:span text:style-name="T3">1</text:span><text:span text:style-name="T1">: </text:span><text:span text:style-name="T7">Alterar senha</text:span><text:span text:style-name="T6">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Ator(es) principal(ais): </text:span><text:span text:style-name="T7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Pré-condições: </text:span>Ter o aplicativo instalado em um dispositivo móvel ou acesso a página WEB do Sistema; <text:span text:style-name="T11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Fluxo básico: <text:s/>1. </text:span>Iniciar o aplicativo ou acessar pela página Web;<text:span text:style-name="T1"> </text:span></text:p>
            <text:p text:style-name="P5"><text:span text:style-name="T1"><text:s text:c="25"/>2. </text:span>Clicar em “<text:span text:style-name="T10">Login”</text:span>;</text:p>
            <text:p text:style-name="P5"><text:s text:c="25"/><text:span text:style-name="T1">3. </text:span>Fornecer nome <text:span text:style-name="T10">de usuário</text:span>;</text:p>
            <text:p text:style-name="P5"><text:s text:c="25"/><text:span text:style-name="T1">4. </text:span><text:span text:style-name="T7">Clicar em “Esqueci minha senha”</text:span>;</text:p>
            <text:p text:style-name="P5"><text:s text:c="25"/><text:span text:style-name="T1">5.</text:span> <text:span text:style-name="T10">Fornecer e-mail usado no cadastro no sistema</text:span>;</text:p>
            <text:p text:style-name="P5"><text:s text:c="25"/><text:span text:style-name="T1">6.</text:span> <text:span text:style-name="T10">Acessar e-mail para confirmar mudança de senha</text:span>;</text:p>
            <text:p text:style-name="P5"><text:s text:c="25"/><text:span text:style-name="T1">7.</text:span> Fornecer <text:span text:style-name="T10">nova senha (min. 8 dígitos)</text:span>;</text:p>
            <text:p text:style-name="P5"><text:s text:c="25"/><text:span text:style-name="T1">8. </text:span><text:span text:style-name="T7">Fornecer novamente a nova senha</text:span>;</text:p>
            <text:p text:style-name="P5"><text:s text:c="25"/><text:span text:style-name="T1">9.</text:span> <text:span text:style-name="T7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Fluxo alternativo: 1a: </text:span>O aplicativo apresenta algum erro ao ser inicializado:</text:p>
            <text:p text:style-name="P5"><text:s text:c="39"/>1- O usuário deve reiniciá-lo;</text:p>
            <text:p text:style-name="P5"><text:s text:c="39"/>2- O caso de uso termina.</text:p>
            <text:p text:style-name="P5"><text:s text:c="31"/><text:span text:style-name="T1">5a: </text:span>E-mail fornecido pelo usuário não é válido:</text:p>
            <text:p text:style-name="P5"><text:s text:c="40"/>1- Não receberá o e-mail de <text:span text:style-name="T10">mudança de senha</text:span>;</text:p>
            <text:p text:style-name="P5"><text:s text:c="40"/>2- C<text:span text:style-name="T10">mudança de senha</text:span> não será confirmad<text:span text:style-name="T10">a</text:span>;</text:p>
            <text:p text:style-name="P5"><text:s text:c="40"/>3- Será necessário o usuário recadastrar utilizando outro e-mail <text:s text:c="25"/>que seja válido;</text:p>
            <text:p text:style-name="P11"><text:s text:c="30"/><text:span text:style-name="T1"><text:s text:c="2"/></text:span><text:span text:style-name="T5">7</text:span><text:span text:style-name="T1">a: </text:span>Senha fornecida possui menos de 8 dígitos:</text:p>
            <text:p text:style-name="P11"><text:s text:c="40"/>1- Aparecer mensagem “senha menor que o mínimo requerido”</text:p>
            <text:p text:style-name="P11"><text:s text:c="40"/>2- Usuário fornece senha de 8 dígitos ou mais.</text:p>
            <text:p text:style-name="P5"><text:s text:c="26"/></text:p>
          </table:table-cell>
        </table:table-row>
      </table:table>
      <text:p text:style-name="P8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<text:span text:style-name="T1">C</text:span><text:span text:style-name="T2">DU</text:span><text:span text:style-name="T4">2</text:span><text:span text:style-name="T1">: </text:span><text:span text:style-name="T8">Cadastrar hopsital</text:span><text:span text:style-name="T6">.</text:span></text:p>
          </table:table-cell>
        </table:table-row>
        <table:table-row table:style-name="Tabela2.1">
          <table:table-cell table:style-name="Tabela2.A1" office:value-type="string">
            <text:p text:style-name="P10"><text:span text:style-name="T1">Ator(es) principal(ais): </text:span><text:span text:style-name="T7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10"><text:span text:style-name="T1">Pré-condições: </text:span>Ter o aplicativo instalado em um dispositivo móvel ou acesso a página WEB do Sistema; <text:span text:style-name="T12">Possuir cadastrado efetivado no sistema como Administrador associado ao Governo.</text:span></text:p>
          </table:table-cell>
        </table:table-row>
        <table:table-row table:style-name="Tabela2.1">
          <table:table-cell table:style-name="Tabela2.A1" office:value-type="string">
            <text:p text:style-name="P10"><text:span text:style-name="T1">Fluxo básico: <text:s/>1. </text:span>Iniciar o aplicativo ou acessar pela página Web;<text:span text:style-name="T1"> </text:span></text:p>
            <text:p text:style-name="P10"><text:span text:style-name="T1"><text:s text:c="25"/>2. </text:span>Clicar em “<text:span text:style-name="T10">Login”</text:span>;</text:p>
            <text:p text:style-name="P10"><text:s text:c="25"/><text:span text:style-name="T1">3. </text:span>Fornecer nome <text:span text:style-name="T10">de usuário</text:span>;</text:p>
            <text:p text:style-name="P10"><text:s text:c="25"/><text:span text:style-name="T1">4. </text:span><text:span text:style-name="T7">Clicar em “</text:span><text:span text:style-name="T9">S</text:span><text:span text:style-name="T7">enha”</text:span>;</text:p>
            <text:p text:style-name="P10"><text:s text:c="25"/><text:span text:style-name="T1">5.</text:span> <text:span text:style-name="T10">Fornecer a senha</text:span>;</text:p>
            <text:p text:style-name="P10"><text:s text:c="25"/><text:span text:style-name="T1">6.</text:span> <text:span text:style-name="T12">Clicar em “Cadastrar hospital</text:span>;</text:p>
            <text:p text:style-name="P10"><text:s text:c="25"/><text:span text:style-name="T1">7.</text:span> Fornecer <text:span text:style-name="T12">o nome do Hopsital a ser cadastrado</text:span>;</text:p>
            <text:p text:style-name="P10"><text:s text:c="25"/><text:span text:style-name="T1">8. </text:span><text:span text:style-name="T7">Fornecer </text:span><text:span text:style-name="T9">cidade em que o hospital está localizado</text:span>;</text:p>
            <text:p text:style-name="P10"><text:s text:c="25"/><text:span text:style-name="T1">9.</text:span> <text:span text:style-name="T12">Fornecer estado em que hospital está localizado</text:span><text:span text:style-name="T7">.</text:span></text:p>
          </table:table-cell>
        </table:table-row>
        <text:soft-page-break/>
        <table:table-row table:style-name="Tabela2.1">
          <table:table-cell table:style-name="Tabela2.A1" office:value-type="string">
            <text:p text:style-name="P10"><text:span text:style-name="T1">Fluxo alternativo: 1a: </text:span>O aplicativo apresenta algum erro ao ser inicializado:</text:p>
            <text:p text:style-name="P10"><text:s text:c="39"/>1- O usuário deve reiniciá-lo;</text:p>
            <text:p text:style-name="P10"><text:s text:c="39"/>2- O caso de uso termina.</text:p>
            <text:p text:style-name="P10"><text:span text:style-name="T1"><text:s text:c="31"/></text:span><text:span text:style-name="T5">7</text:span><text:span text:style-name="T1">a: </text:span><text:span text:style-name="T9">Nome do hospital a ser cadastrado é digitado errado</text:span>:</text:p>
            <text:p text:style-name="P10"><text:s text:c="40"/>1- Aparecer mensagem “<text:span text:style-name="T12">Hospital inexistente ou com nome incorreto</text:span>”;</text:p>
            <text:p text:style-name="P12"><text:s text:c="20"/>2- Usuário <text:span text:style-name="T12">escreve corretamente o nome do hospital;</text:span></text:p>
            <text:p text:style-name="P13"><text:s text:c="39"/><text:span text:style-name="T12">3- O caso de uso é finalizado.</text:span>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9T20:01:10.110164469</dc:date>
    <meta:editing-duration>PT19M24S</meta:editing-duration>
    <meta:editing-cycles>5</meta:editing-cycles>
    <meta:document-statistic meta:table-count="3" meta:image-count="0" meta:object-count="0" meta:page-count="3" meta:paragraph-count="78" meta:word-count="580" meta:character-count="5429" meta:non-whitespace-character-count="3130"/>
  </office:meta>
</office:document-meta>
</file>